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  <table:table-cell office:value-type="string" calcext:value-type="string">
            <text:p>Leadership Essay</text:p>
          </table:table-cell>
          <table:table-cell office:value-type="string" calcext:value-type="string">
            <text:p>GroupConciseScience</text:p>
          </table:table-cell>
          <table:table-cell office:value-type="string" calcext:value-type="string">
            <text:p>Bonus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/10"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0"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01">00/00/0000</text:date>, <text:time style:data-style-name="N2" text:time-value="09:18:26.31696003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1.2$Linux_X86_64 LibreOffice_project/00$Build-2</meta:generator>
    <meta:initial-creator>Jordan Hanson</meta:initial-creator>
    <meta:creation-date>2020-08-25T14:33:50</meta:creation-date>
    <dc:date>2020-10-01T09:19:40.968313435</dc:date>
    <meta:editing-duration>PT14H7M5S</meta:editing-duration>
    <meta:editing-cycles>42</meta:editing-cycles>
    <meta:document-statistic meta:table-count="1" meta:cell-count="177" meta:object-count="0"/>
  </office:meta>
</office:document-meta>
</file>